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ntroduction to Python</text:p>
          </draw:text-box>
        </draw:frame>
        <draw:frame presentation:style-name="pr2" draw:layer="layout" svg:width="25.2cm" svg:height="12.179cm" svg:x="1.4cm" svg:y="5.066cm" presentation:class="subtitle">
          <draw:text-box>
            <text:p>Presented by Bruce Webber</text:p>
            <text:p>November 15, 201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vervie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tions</text:p>
              </text:list-item>
              <text:list-item>
                <text:p>About Python</text:p>
              </text:list-item>
              <text:list-item>
                <text:p>Automation with Python</text:p>
              </text:list-item>
              <text:list-item>
                <text:p>Machine learning with scikit-learn</text:p>
              </text:list-item>
              <text:list-item>
                <text:p>Machine learning with TensorFlow</text:p>
              </text:list-item>
              <text:list-item>
                <text:p>License</text:p>
                <text:p/>
                <text:p>The files used in this presentation are available at<text:line-break/><text:a xlink:href="https://github.com/bruce-webber/python-intro" xlink:type="simple">https://github.com/bruce-webber/python-intro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About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eated by Guido van Rossum in 1991</text:p>
              </text:list-item>
              <text:list-item>
                <text:p>Interpreted (and compiled)</text:p>
              </text:list-item>
              <text:list-item>
                <text:p>Low cost of entry</text:p>
                <text:list>
                  <text:list-item>
                    <text:p>Readable</text:p>
                  </text:list-item>
                  <text:list-item>
                    <text:p><text:span text:style-name="T1">“</text:span><text:span text:style-name="T1">Easy things should be easy, and hard things should be possible.” – Larry Wall</text:span></text:p>
                  </text:list-item>
                </text:list>
              </text:list-item>
              <text:list-item>
                <text:p>Powerful</text:p>
                <text:list>
                  <text:list-item>
                    <text:p>Object-oriented</text:p>
                  </text:list-item>
                  <text:list-item>
                    <text:p>Many built-in modules (“batteries included”)</text:p>
                  </text:list-item>
                  <text:list-item>
                    <text:p>Many third-party modules</text:p>
                  </text:list-item>
                </text:list>
              </text:list-item>
              <text:list-item>
                <text:p><text:a xlink:href="https://www.python.org/" xlink:type="simple">https://www.python.org/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Automation with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utomate the Boring Stuff with Python</text:span></text:p>
                <text:list>
                  <text:list-item>
                    <text:p><text:a xlink:href="https://automatetheboringstuff.com/" xlink:type="simple">https://automatetheboringstuff.com/</text:a></text:p>
                  </text:list-item>
                </text:list>
              </text:list-item>
              <text:list-item>
                <text:p>Easy to automate email, ftp, file processing, database queries</text:p>
              </text:list-item>
              <text:list-item>
                <text:p>Example: processing a fixed length file</text:p>
              </text:list-item>
              <text:list-item>
                <text:p>Example: parsing XM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achine Learning with scikit-lear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uilt on SciPy (Scientific Python)</text:p>
                <text:list>
                  <text:list-item>
                    <text:p>NumPy: Base n-dimensional array package</text:p>
                  </text:list-item>
                  <text:list-item>
                    <text:p>SciPy: Fundamental library for scientific computing</text:p>
                  </text:list-item>
                  <text:list-item>
                    <text:p>Matplotlib: Comprehensive 2D/3D plotting</text:p>
                  </text:list-item>
                  <text:list-item>
                    <text:p>IPython: Enhanced interactive console</text:p>
                  </text:list-item>
                  <text:list-item>
                    <text:p>Sympy: Symbolic mathematics</text:p>
                  </text:list-item>
                  <text:list-item>
                    <text:p>Pandas: Data structures and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achine Learning with scikit-lear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ervised learning</text:p>
                <text:list>
                  <text:list-item>
                    <text:p>Training set and testing set</text:p>
                  </text:list-item>
                  <text:list-item>
                    <text:p>Classification and regression</text:p>
                  </text:list-item>
                </text:list>
              </text:list-item>
              <text:list-item>
                <text:p>Unsupervised learning</text:p>
                <text:list>
                  <text:list-item>
                    <text:p>No target values</text:p>
                  </text:list-item>
                  <text:list-item>
                    <text:p>Clustering and density esti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cikit-learn Resourc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cikit-learn home page (<text:a xlink:href="http://scikit-learn.org/" xlink:type="simple">http://scikit-learn.org</text:a>)</text:p>
              </text:list-item>
              <text:list-item>
                <text:p>A Gentle Introduction to Scikit-Learn<text:line-break/><text:span text:style-name="T3"><text:a xlink:href="https://machinelearningmastery.com/a-gentle-introduction-to-scikit-learn-a-python-machine-learning-library/" xlink:type="simple">https://machinelearningmastery.com/a-gentle-introduction-to-scikit-learn-a-python-machine-learning-library/</text:a></text:span></text:p>
              </text:list-item>
              <text:list-item>
                <text:p>scikit-learn: machine learning in Python<text:line-break/><text:a xlink:href="http://www.scipy-lectures.org/packages/scikit-learn/" xlink:type="simple">http://www.scipy-lectures.org/packages/scikit-learn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achine Learning with TensorFlo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ensorFlow home page</text:p>
                <text:list>
                  <text:list-item>
                    <text:p><text:a xlink:href="https://www.tensorflow.org/" xlink:type="simple">https://www.tensorflow.org</text:a></text:p>
                  </text:list-item>
                  <text:list-item>
                    <text:p>Multi-dimensional data arrays</text:p>
                  </text:list-item>
                </text:list>
              </text:list-item>
              <text:list-item>
                <text:p>Machine intelligence</text:p>
              </text:list-item>
              <text:list-item>
                <text:p>Neural network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Licen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is presentation is licensed under the Creative Commons Attribution 4.0 International license:</text:p>
                <text:p><text:a xlink:href="https://creativecommons.org/licenses/by/4.0/" xlink:type="simple">https://creativecommons.org/licenses/by/4.0/</text:a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8:13:43.211392910</meta:creation-date>
    <dc:date>2017-11-15T08:40:19.022462576</dc:date>
    <meta:editing-duration>PT10H54M6S</meta:editing-duration>
    <meta:editing-cycles>23</meta:editing-cycles>
    <meta:generator>LibreOffice/4.2.8.2$Linux_X86_64 LibreOffice_project/420m0$Build-2</meta:generator>
    <meta:document-statistic meta:object-count="69"/>
  </office:meta>
</office:document-meta>
</file>